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fornian FB" svg:font-family="'Californian FB'" style:font-family-generic="roman" style:font-pitch="variable"/>
    <style:font-face style:name="Century725 Cn BT" svg:font-family="'Century725 Cn B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1cm"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" style:family="table-row">
      <style:table-row-properties style:min-row-height="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0f4e23" officeooo:paragraph-rsid="000f4e23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0f4e23" officeooo:paragraph-rsid="000f4e2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f4e23" officeooo:paragraph-rsid="000f4e2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c51ae" officeooo:paragraph-rsid="001c51a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0.4cm" fo:text-align="start" style:justify-single-word="false"/>
      <style:text-properties style:font-name="Times New Roman" fo:font-size="12pt" fo:font-weight="normal" officeooo:rsid="000f4e23" officeooo:paragraph-rsid="000f4e2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0.4cm" fo:text-align="start" style:justify-single-word="false"/>
      <style:text-properties style:font-name="Times New Roman" fo:font-size="12pt" fo:font-weight="normal" officeooo:rsid="000f4e23" officeooo:paragraph-rsid="001dcd5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0.4cm" fo:text-align="start" style:justify-single-word="false"/>
      <style:text-properties style:font-name="Times New Roman" fo:font-size="12pt" fo:font-weight="normal" officeooo:rsid="000f4e23" officeooo:paragraph-rsid="001f9b2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entury725 Cn BT" fo:font-size="22pt" fo:font-weight="bold" officeooo:rsid="000f4e23" officeooo:paragraph-rsid="000f4e23" style:font-size-asian="22pt" style:font-weight-asian="bold" style:font-size-complex="2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c54f" officeooo:paragraph-rsid="0014c5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c54f" officeooo:paragraph-rsid="0014c5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c54f" officeooo:paragraph-rsid="0014c54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5bc8a" officeooo:paragraph-rsid="0015bc8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22172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ac83" officeooo:paragraph-rsid="0016ac8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fornian FB" fo:font-size="12pt" fo:font-style="italic" fo:text-shadow="none" style:text-underline-style="none" fo:font-weight="normal" officeooo:rsid="0016ac83" officeooo:paragraph-rsid="0016ac8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Standard">
      <style:paragraph-properties fo:line-height="0.4cm" fo:text-align="start" style:justify-single-word="false"/>
      <style:text-properties style:font-name="Times New Roman" fo:font-size="12pt" fo:font-weight="normal" officeooo:rsid="000f4e23" officeooo:paragraph-rsid="0027c95f" style:font-size-asian="12pt" style:font-weight-asian="normal" style:font-size-complex="12pt" style:font-weight-complex="normal"/>
    </style:style>
    <style:style style:name="P18" style:family="paragraph">
      <style:paragraph-properties fo:text-align="start"/>
      <style:text-properties style:text-line-through-style="none" style:text-line-through-type="none" style:font-name="Times New Roman2" fo:font-size="11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Times New Roman2" fo:font-size="11pt" fo:font-style="italic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Times New Roman1" fo:font-size="12pt" fo:font-style="italic" style:text-underline-style="none"/>
    </style:style>
    <style:style style:name="T1" style:family="text">
      <style:text-properties officeooo:rsid="0027c95f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id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a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c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engMark" form:control-implementation="ooo:com.sun.star.form.component.TextField" xml:id="control5" form:id="control5" form:max-length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athMark" form:control-implementation="ooo:com.sun.star.form.component.TextField" xml:id="control6" form:id="control6" form:max-length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evsMark" form:control-implementation="ooo:com.sun.star.form.component.TextField" xml:id="control7" form:id="control7" form:max-length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otalMark" form:control-implementation="ooo:com.sun.star.form.component.TextField" xml:id="control8" form:id="control8" form:max-length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remarks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b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BC School</text:p>
      <text:p text:style-name="P3"/>
      <text:p text:style-name="P3">Annual Examination Report Card 2022</text:p>
      <text:p text:style-name="P1"/>
      <text:p text:style-name="P2"/>
      <text:p text:style-name="P7">ID No.: <draw:control text:anchor-type="as-char" svg:y="-0.445cm" draw:z-index="0" draw:name="Control 1" draw:style-name="gr1" draw:text-style-name="P18" svg:width="5.901cm" svg:height="0.463cm" draw:control="control1"/><text:s/></text:p>
      <text:p text:style-name="P5"/>
      <text:p text:style-name="P7">Name: <draw:control text:anchor-type="as-char" svg:y="-0.445cm" draw:z-index="1" draw:name="Control 2" draw:style-name="gr1" draw:text-style-name="P18" svg:width="5.901cm" svg:height="0.463cm" draw:control="control2"/></text:p>
      <text:p text:style-name="P6"/>
      <text:p text:style-name="P7">Class: <draw:control text:anchor-type="as-char" svg:y="-0.46cm" draw:z-index="2" draw:name="Control 3" draw:style-name="gr1" draw:text-style-name="P18" svg:width="5.901cm" svg:height="0.463cm" draw:control="control3"/></text:p>
      <text:p text:style-name="P5"/>
      <text:p text:style-name="P7">Section: <draw:control text:anchor-type="as-char" svg:y="-0.445cm" draw:z-index="3" draw:name="Control 4" draw:style-name="gr1" draw:text-style-name="P18" svg:width="5.901cm" svg:height="0.463cm" draw:control="control4"/></text:p>
      <text:p text:style-name="P17"/>
      <text:p text:style-name="P17"><text:span text:style-name="T1">Date of Birth</text:span>: <draw:control text:anchor-type="as-char" svg:y="-0.445cm" draw:z-index="9" draw:name="Control 10" draw:style-name="gr1" draw:text-style-name="P18" svg:width="5.901cm" svg:height="0.463cm" draw:control="control10"/></text:p>
      <text:p text:style-name="P17"/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10">Subject</text:p>
          </table:table-cell>
          <table:table-cell table:style-name="Table1.A1" office:value-type="string">
            <text:p text:style-name="P9">Marks Obtained</text:p>
          </table:table-cell>
          <table:table-cell table:style-name="Table1.C1" office:value-type="string">
            <text:p text:style-name="P9">Maximum Marks</text:p>
          </table:table-cell>
        </table:table-row>
        <table:table-row table:style-name="Table1.1">
          <table:table-cell table:style-name="Table1.A2" office:value-type="string">
            <text:p text:style-name="P11">English</text:p>
          </table:table-cell>
          <table:table-cell table:style-name="Table1.A2" office:value-type="string">
            <text:p text:style-name="P13"><draw:control text:anchor-type="as-char" draw:z-index="4" draw:name="Control 5" draw:style-name="gr2" draw:text-style-name="P20" svg:width="1.101cm" svg:height="0.782cm" draw:control="control5"/></text:p>
          </table:table-cell>
          <table:table-cell table:style-name="Table1.C2" office:value-type="string">
            <text:p text:style-name="P15">100</text:p>
          </table:table-cell>
        </table:table-row>
        <table:table-row table:style-name="Table1.1">
          <table:table-cell table:style-name="Table1.A2" office:value-type="string">
            <text:p text:style-name="P12">Mathematics</text:p>
          </table:table-cell>
          <table:table-cell table:style-name="Table1.A2" office:value-type="string">
            <text:p text:style-name="P14"><draw:control text:anchor-type="as-char" draw:z-index="5" draw:name="Control 6" draw:style-name="gr2" draw:text-style-name="P20" svg:width="1.101cm" svg:height="0.782cm" draw:control="control6"/></text:p>
          </table:table-cell>
          <table:table-cell table:style-name="Table1.C2" office:value-type="string">
            <text:p text:style-name="P15">100</text:p>
          </table:table-cell>
        </table:table-row>
        <table:table-row table:style-name="Table1.1">
          <table:table-cell table:style-name="Table1.A2" office:value-type="string">
            <text:p text:style-name="P12">E.V.S.</text:p>
          </table:table-cell>
          <table:table-cell table:style-name="Table1.A2" office:value-type="string">
            <text:p text:style-name="P14"><draw:control text:anchor-type="as-char" draw:z-index="6" draw:name="Control 7" draw:style-name="gr2" draw:text-style-name="P20" svg:width="1.101cm" svg:height="0.782cm" draw:control="control7"/></text:p>
          </table:table-cell>
          <table:table-cell table:style-name="Table1.C2" office:value-type="string">
            <text:p text:style-name="P15">100</text:p>
          </table:table-cell>
        </table:table-row>
        <table:table-row table:style-name="Table1.5">
          <table:table-cell table:style-name="Table1.A2" office:value-type="string">
            <text:p text:style-name="P16">Total Marks</text:p>
          </table:table-cell>
          <table:table-cell table:style-name="Table1.A2" office:value-type="string">
            <text:p text:style-name="P14"><draw:control text:anchor-type="as-char" svg:y="-0.4cm" draw:z-index="7" draw:name="Control 8" draw:style-name="gr1" draw:text-style-name="P20" svg:width="1.101cm" svg:height="0.782cm" draw:control="control8"/></text:p>
          </table:table-cell>
          <table:table-cell table:style-name="Table1.C2" office:value-type="string">
            <text:p text:style-name="P15">300</text:p>
          </table:table-cell>
        </table:table-row>
      </table:table>
      <text:p text:style-name="P2"/>
      <text:p text:style-name="P4">Remarks: <draw:control text:anchor-type="as-char" draw:z-index="8" draw:name="Control 9" draw:style-name="gr2" draw:text-style-name="P19" svg:width="15.188cm" svg:height="0.544cm" draw:control="control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fornian FB" svg:font-family="'Californian FB'" style:font-family-generic="roman" style:font-pitch="variable"/>
    <style:font-face style:name="Century725 Cn BT" svg:font-family="'Century725 Cn B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11:08:20.129000000</meta:creation-date>
    <dc:date>2022-07-20T21:02:39.795000000</dc:date>
    <meta:editing-duration>PT1H38M28S</meta:editing-duration>
    <meta:editing-cycles>22</meta:editing-cycles>
    <meta:generator>LibreOffice/7.3.4.2$Windows_X86_64 LibreOffice_project/728fec16bd5f605073805c3c9e7c4212a0120dc5</meta:generator>
    <meta:document-statistic meta:table-count="1" meta:image-count="0" meta:object-count="0" meta:page-count="1" meta:paragraph-count="23" meta:word-count="30" meta:character-count="181" meta:non-whitespace-character-count="163"/>
  </office:meta>
</office:document-meta>
</file>